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6f5ab2" officeooo:paragraph-rsid="027542ff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style:font-name="Quicksand Light"/>
    </style:style>
    <style:style style:name="P6" style:family="paragraph" style:parent-style-name="Standard">
      <style:paragraph-properties fo:text-align="left" style:justify-single-word="false"/>
      <style:text-properties officeooo:paragraph-rsid="024894a0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472702" loext:opacity="100%" style:font-name="Quicksand Light" fo:font-size="10.5pt" style:text-underline-style="solid" style:text-underline-width="auto" style:text-underline-color="font-color" fo:font-weight="bold" officeooo:rsid="0076b403" officeooo:paragraph-rsid="021eabcc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a03dd7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e0a4" officeooo:paragraph-rsid="02a03dd7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31e0a4" officeooo:paragraph-rsid="027a7113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bf480" officeooo:paragraph-rsid="027bf480" style:font-size-asian="10.5pt" style:font-size-complex="10.5pt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d045e" officeooo:paragraph-rsid="027d045e" style:font-size-asian="10.5pt" style:font-size-complex="10.5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e6d10" officeooo:paragraph-rsid="027e6d10" style:font-size-asian="10.5pt" style:font-size-complex="10.5pt"/>
    </style:style>
    <style:style style:name="P2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87947e" officeooo:paragraph-rsid="0287947e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officeooo:paragraph-rsid="027a7113"/>
    </style:style>
    <style:style style:name="P33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4" style:family="paragraph" style:parent-style-name="Standard">
      <style:text-properties fo:color="#000000" loext:opacity="100%" style:font-name="Quicksand Light" fo:font-size="10.5pt" style:text-underline-style="solid" style:text-underline-width="auto" style:text-underline-color="font-color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5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6" style:family="paragraph" style:parent-style-name="Standard">
      <style:text-properties fo:color="#000000" loext:opacity="100%" style:font-name="Quicksand Light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37" style:family="paragraph" style:parent-style-name="Standard">
      <style:text-properties fo:color="#000000" loext:opacity="100%" style:font-name="Quicksand Light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38" style:family="paragraph" style:parent-style-name="Standard">
      <style:text-properties fo:color="#000000" loext:opacity="100%" style:font-name="Quicksand Light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loext:opacity="100%" style:font-name="Quicksand Light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2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3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000000" loext:opacity="100%" style:font-name="Quicksand Light" fo:font-size="10.5pt" style:text-underline-style="solid" style:text-underline-width="auto" style:text-underline-color="font-color" fo:font-weight="bold" officeooo:paragraph-rsid="0217cedd" style:font-size-asian="10.5pt" style:font-weight-asian="bold" style:font-size-complex="10.5pt" style:font-weight-complex="bold"/>
    </style:style>
    <style:style style:name="P46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47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48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4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0" style:family="paragraph" style:parent-style-name="Standard">
      <style:text-properties fo:color="#000000" loext:opacity="100%" style:font-name="Quicksand Light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53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54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290ce99"/>
    </style:style>
    <style:style style:name="T2" style:family="text">
      <style:text-properties officeooo:rsid="027542ff"/>
    </style:style>
    <style:style style:name="T3" style:family="text">
      <style:text-properties officeooo:rsid="026f5ab2"/>
    </style:style>
    <style:style style:name="T4" style:family="text">
      <style:text-properties officeooo:rsid="00ed9a5a"/>
    </style:style>
    <style:style style:name="T5" style:family="text">
      <style:text-properties officeooo:rsid="020ac030"/>
    </style:style>
    <style:style style:name="T6" style:family="text">
      <style:text-properties officeooo:rsid="0237d1d5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9" style:family="text">
      <style:text-properties style:font-name="Quicksand Light" fo:font-size="10.5pt" officeooo:rsid="024894a0" style:font-size-asian="10.5pt" style:font-size-complex="10.5pt"/>
    </style:style>
    <style:style style:name="T10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231dcd9" fo:background-color="#ffffff" loext:char-shading-value="0"/>
    </style:style>
    <style:style style:name="T13" style:family="text">
      <style:text-properties officeooo:rsid="027d8458"/>
    </style:style>
    <style:style style:name="T14" style:family="text">
      <style:text-properties officeooo:rsid="027d045e"/>
    </style:style>
    <style:style style:name="T15" style:family="text">
      <style:text-properties style:text-underline-style="solid" style:text-underline-type="double" style:text-underline-width="auto" style:text-underline-color="font-color" officeooo:rsid="027d045e"/>
    </style:style>
    <style:style style:name="T16" style:family="text">
      <style:text-properties officeooo:rsid="0268ec22"/>
    </style:style>
    <style:style style:name="T17" style:family="text">
      <style:text-properties officeooo:rsid="02a704fd"/>
    </style:style>
    <style:style style:name="T18" style:family="text">
      <style:text-properties officeooo:rsid="02a58013"/>
    </style:style>
    <style:style style:name="T19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0" style:family="text">
      <style:text-properties officeooo:rsid="02873e7a"/>
    </style:style>
    <style:style style:name="T21" style:family="text">
      <style:text-properties style:text-underline-style="none" fo:background-color="#ffffff" loext:char-shading-value="0" loext:padding="0cm" loext:border="none" loext:shadow="none"/>
    </style:style>
    <style:style style:name="T22" style:family="text">
      <style:text-properties loext:padding="0cm" loext:border="none" loext:shadow="none"/>
    </style:style>
    <style:style style:name="T23" style:family="text">
      <style:text-properties officeooo:rsid="003df92e" fo:background-color="#ffffff" loext:char-shading-value="0"/>
    </style:style>
    <style:style style:name="T24" style:family="text">
      <style:text-properties officeooo:rsid="016b4424"/>
    </style:style>
    <style:style style:name="T25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`</text:span>Jeffrin Jose T</text:p>
      <text:p text:style-name="P2"><text:span text:style-name="T2">Generalist </text:span>: <text:span text:style-name="T2">Software <text:s/></text:span><text:span text:style-name="T3">Engineer.</text:span></text:p>
      <text:p text:style-name="P3"><text:span text:style-name="T2">Specialist : <text:s/>Test Engineer. <text:s text:c="2"/></text:span><text:s text:c="2"/></text:p>
      <text:p text:style-name="P4"><text:span text:style-name="T4">J</text:span>ob Level: <text:span text:style-name="T5">1</text:span><text:span text:style-name="T6">9</text:span>+ years experience</text:p>
      <text:p text:style-name="P5"><text:span text:style-name="T7">E-Mail Address: </text:span><text:span text:style-name="T8">jeffrin@rajagiritech,edu.in</text:span></text:p>
      <text:p text:style-name="P6"><text:span text:style-name="T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0">Techie from Ekm gets GitHub's Helicopter Contributor badge</text:span></text:a></text:p>
      <text:p text:style-name="P7"/>
      <text:p text:style-name="P8"><text:span text:style-name="T11">EXPERIE</text:span><text:span text:style-name="T12">NCE</text:span></text:p>
      <text:p text:style-name="P9"/>
      <text:section text:style-name="Sect1" text:name="Section5">
        <text:p text:style-name="P10">SOFTWARE <text:s/>ENGINEER <text:s text:c="53"/></text:p>
        <text:p text:style-name="P11">RAJAGIRI <text:s/>[SET]</text:p>
        <text:p text:style-name="P12">DEVELOPER</text:p>
        <text:p text:style-name="P13">FREE SOFTWARE FOUNDATION</text:p>
      </text:section>
      <text:section text:style-name="Sect1" text:name="Section2">
        <text:p text:style-name="P14"/>
        <text:p text:style-name="P10">SCIENTIFIC <text:s/>ASSISTANT</text:p>
        <text:p text:style-name="P10">RAJAGIRI <text:s/>[SET]</text:p>
        <text:p text:style-name="P15"><text:s/></text:p>
        <text:p text:style-name="P15"><text:tab/></text:p>
        <text:p text:style-name="P16"/>
        <text:p text:style-name="P17"/>
        <text:p text:style-name="P17"/>
        <text:p text:style-name="P18">LINUX KERNEL <text:span text:style-name="T13">GENERALIST</text:span></text:p>
        <text:p text:style-name="P19"/>
        <text:p text:style-name="P20">L<text:span text:style-name="T14">ONG TERM KERNEL </text:span><text:span text:style-name="T15">SERIES</text:span></text:p>
        <text:p text:style-name="P21">STABLE KERNEL SERIES</text:p>
        <text:p text:style-name="P22">CONF TOOL.</text:p>
        <text:p text:style-name="P23">KERNEL BUILD</text:p>
        <text:p text:style-name="P24"/>
        <text:p text:style-name="P25"/>
        <text:p text:style-name="P26">MAIN<text:span text:style-name="T16">T</text:span>AINER</text:p>
        <text:p text:style-name="P26">GNU <text:s/>PROJECT</text:p>
        <text:p text:style-name="P16"/>
        <text:p text:style-name="P16"/>
        <text:p text:style-name="P16"/>
        <text:p text:style-name="P27"/>
        <text:p text:style-name="P27"/>
        <text:p text:style-name="P28">OPEN SOURCE <text:s/><text:span text:style-name="T17">A</text:span>CCES<text:span text:style-name="T18">S</text:span>IBILITY</text:p>
        <text:p text:style-name="P29"/>
        <text:p text:style-name="P29"/>
        <text:p text:style-name="P30"/>
        <text:p text:style-name="P31">TESTING TDSR</text:p>
        <text:p text:style-name="P29"/>
        <text:p text:style-name="P32"><text:span text:style-name="T19"/></text:p>
      </text:section>
      <text:section text:style-name="Sect2" text:name="Section1">
        <text:p text:style-name="P33"/>
        <text:p text:style-name="P34">RESEARCH</text:p>
        <text:p text:style-name="P35"/>
        <text:p text:style-name="P36">KNOWLEDGE <text:span text:style-name="T20">BUILDING</text:span></text:p>
        <text:p text:style-name="P37">SOFTWARE INSTALLERS</text:p>
        <text:p text:style-name="P35"/>
        <text:p text:style-name="P33"/>
        <text:p text:style-name="P33"/>
        <text:p text:style-name="P38">GIMP ARTIST</text:p>
        <text:p text:style-name="P39"/>
        <text:p text:style-name="P40">WORKING WITH <text:s/>PLYMOUTH</text:p>
        <text:p text:style-name="P37">DEBIAN ARTWORK</text:p>
        <text:p text:style-name="P33"/>
        <text:p text:style-name="P33"/>
      </text:section>
      <text:section text:style-name="Sect1" text:name="Section3">
        <text:section text:style-name="Sect3" text:name="Section28">
          <text:section text:style-name="Sect4" text:name="Section4">
            <text:p text:style-name="P41"/>
            <text:p text:style-name="P41"/>
            <text:p text:style-name="P42">CERTIFICATION</text:p>
            <text:p text:style-name="P43"><text:span text:style-name="T21">Python for Everybody</text:span><text:span text:style-name="T22">,</text:span> a 5-course specialization by University of Michigan on Coursera. </text:p>
            <text:p text:style-name="P43">Specialization Certificate earned on April 12, 2016</text:p>
            <text:p text:style-name="P44"/>
            <text:p text:style-name="P44"/>
            <text:p text:style-name="P45"><text:span text:style-name="T11">E</text:span><text:span text:style-name="T23">DUCATION</text:span></text:p>
            <text:p text:style-name="P46"><text:span text:style-name="T24">S</text:span>ri Ramakrishna Engineering College, 1996-2000</text:p>
            <text:p text:style-name="P46">Bachelor of <text:span text:style-name="T21">Computer Science and Engineering</text:span></text:p>
            <text:p text:style-name="P47">Bharathiar University.</text:p>
            <text:p text:style-name="P48"/>
            <text:p text:style-name="P49"/>
            <text:p text:style-name="P50">PERSONAL DETAILS</text:p>
            <text:p text:style-name="P51">DOB 31.12 1976</text:p>
            <text:p text:style-name="P51">FLAT No. 807 ,Devadeyam Elder Village</text:p>
            <text:p text:style-name="P51">Pallissery T<text:span text:style-name="T25">h</text:span>rissur. P.O Arattupuzha</text:p>
            <text:p text:style-name="P51">V<text:span text:style-name="T25">allachira</text:span>, K<text:span text:style-name="T25">erala. </text:span><text:s/>680562. India</text:p>
            <text:p text:style-name="P51">Phone number: ‪9895580465‬</text:p>
            <text:p text:style-name="P52"/>
            <text:p text:style-name="P53"><text:s/></text:p>
            <text:p text:style-name="P54"/>
            <text:p text:style-name="P54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8T19:33:48.467137990</dc:date>
    <meta:editing-duration>P1DT16H36M25S</meta:editing-duration>
    <meta:editing-cycles>573</meta:editing-cycles>
    <meta:generator>LibreOffice/26.2.1.2$Linux_X86_64 LibreOffice_project/620$Build-2</meta:generator>
    <meta:print-date>2026-03-08T19:09:13.694089062</meta:print-date>
    <meta:printed-by>PDF files</meta:printed-by>
    <meta:document-statistic meta:table-count="0" meta:image-count="0" meta:object-count="0" meta:page-count="1" meta:paragraph-count="44" meta:word-count="133" meta:character-count="1062" meta:non-whitespace-character-count="899"/>
  </office:meta>
</office:document-meta>
</file>